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text-properties style:font-name="Helvetica1" officeooo:rsid="0000b487" officeooo:paragraph-rsid="0000b487"/>
    </style:style>
    <style:style style:name="P3" style:family="paragraph" style:parent-style-name="Text_20_body">
      <style:text-properties style:font-name="Helvetica1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28ffb" style:font-size-asian="12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648f8" style:font-size-asian="12pt"/>
    </style:style>
    <style:style style:name="P7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8" style:family="paragraph" style:parent-style-name="Standard">
      <style:text-properties style:use-window-font-color="true" loext:opacity="0%" style:font-name="Helvetica" fo:font-size="12pt" officeooo:rsid="0000b487" officeooo:paragraph-rsid="00061d62" style:font-size-asian="12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28ffb" officeooo:paragraph-rsid="00061d62" style:font-size-asian="12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28ffb" officeooo:paragraph-rsid="00028ffb" fo:background-color="#ffff00" style:font-size-asian="12pt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28ffb" officeooo:paragraph-rsid="00061d62" fo:background-color="#ffff00" style:font-size-asian="12pt"/>
    </style:style>
    <style:style style:name="P12" style:family="paragraph" style:parent-style-name="Standard">
      <style:text-properties style:use-window-font-color="true" loext:opacity="0%" style:font-name="Helvetica" fo:font-size="12pt" officeooo:rsid="0000b487" officeooo:paragraph-rsid="00061d62" fo:background-color="#ffff00" style:font-size-asian="12pt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28ffb" officeooo:paragraph-rsid="00028ffb" fo:background-color="#ffff00" style:font-size-asian="12pt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a1c84" officeooo:paragraph-rsid="000a1c84" fo:background-color="#ffff00" style:font-size-asian="12pt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a1c84" officeooo:paragraph-rsid="000a1c84" fo:background-color="#ffff00" style:font-size-asian="12pt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28ffb" officeooo:paragraph-rsid="00028ffb" fo:background-color="transparent" style:font-size-asian="12pt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rsid="00028ffb" officeooo:paragraph-rsid="00061d62" fo:background-color="transparent" style:font-size-asian="12pt"/>
    </style:style>
    <style:style style:name="P18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19" style:family="paragraph" style:parent-style-name="Standard">
      <style:text-properties style:use-window-font-color="true" loext:opacity="0%" style:font-name="Helvetica" fo:font-size="12pt" officeooo:rsid="0000b487" officeooo:paragraph-rsid="00061d62" style:font-size-asian="12pt"/>
    </style:style>
    <style:style style:name="P20" style:family="paragraph" style:parent-style-name="Standard">
      <style:text-properties style:use-window-font-color="true" loext:opacity="0%" style:font-name="Helvetica" fo:font-size="12pt" officeooo:rsid="0000b487" officeooo:paragraph-rsid="000ca047" style:font-size-asian="12pt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ca047" style:font-size-asian="12pt"/>
    </style:style>
    <style:style style:name="P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648f8" style:font-size-asian="12pt"/>
    </style:style>
    <style:style style:name="P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45006" style:font-size-asian="12pt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ca5cf" style:font-size-asian="12pt"/>
    </style:style>
    <style:style style:name="P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7362f" style:font-size-asian="12pt"/>
    </style:style>
    <style:style style:name="P27" style:family="paragraph" style:parent-style-name="Standard">
      <style:text-properties style:use-window-font-color="true" loext:opacity="0%" style:font-name="Helvetica" fo:font-size="12pt" officeooo:paragraph-rsid="0000b487" style:font-size-asian="12pt"/>
    </style:style>
    <style:style style:name="P28" style:family="paragraph" style:parent-style-name="Standard">
      <style:text-properties style:text-line-through-style="solid" style:text-line-through-type="single" style:font-name="Helvetica1" officeooo:paragraph-rsid="0000b487"/>
    </style:style>
    <style:style style:name="P29" style:family="paragraph" style:parent-style-name="Standard">
      <style:text-properties style:text-line-through-style="solid" style:text-line-through-type="single" style:font-name="Helvetica1" officeooo:paragraph-rsid="00061d62"/>
    </style:style>
    <style:style style:name="P30" style:family="paragraph" style:parent-style-name="Text_20_body">
      <style:text-properties style:font-name="Helvetica1" officeooo:paragraph-rsid="000a1c84"/>
    </style:style>
    <style:style style:name="P31" style:family="paragraph" style:parent-style-name="Text_20_body">
      <style:text-properties style:use-window-font-color="true" loext:opacity="0%" style:font-name="Helvetica" fo:font-size="12pt" officeooo:rsid="0000b487" style:font-size-asian="12pt"/>
    </style:style>
    <style:style style:name="P32" style:family="paragraph" style:parent-style-name="Text_20_body">
      <style:text-properties style:use-window-font-color="true" loext:opacity="0%" style:font-name="Helvetica1" fo:font-size="12pt" officeooo:rsid="0000b487" officeooo:paragraph-rsid="0000b487" fo:background-color="#ffff00" style:font-size-asian="12pt"/>
    </style:style>
    <style:style style:name="P33" style:family="paragraph" style:parent-style-name="Text_20_body">
      <style:text-properties style:font-name="Helvetica1"/>
    </style:style>
    <style:style style:name="P34" style:family="paragraph" style:parent-style-name="Text_20_body">
      <style:text-properties style:font-name="Helvetica1" officeooo:paragraph-rsid="000ab9bc"/>
    </style:style>
    <style:style style:name="P35" style:family="paragraph" style:parent-style-name="Text_20_body">
      <style:text-properties style:font-name="Helvetica1" fo:background-color="#ffff00"/>
    </style:style>
    <style:style style:name="P36" style:family="paragraph" style:parent-style-name="Text_20_body">
      <style:text-properties style:font-name="Helvetica1" officeooo:paragraph-rsid="000ab9bc" fo:background-color="#ffff00"/>
    </style:style>
    <style:style style:name="P37" style:family="paragraph" style:parent-style-name="Text_20_body">
      <style:text-properties style:font-name="Helvetica1" officeooo:paragraph-rsid="000ca047"/>
    </style:style>
    <style:style style:name="P38" style:family="paragraph" style:parent-style-name="Text_20_body">
      <style:text-properties style:font-name="Helvetica1" officeooo:paragraph-rsid="000ca5cf"/>
    </style:style>
    <style:style style:name="T1" style:family="text">
      <style:text-properties officeooo:rsid="00028ffb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8ffb" fo:background-color="#ffff00" loext:char-shading-value="0"/>
    </style:style>
    <style:style style:name="T4" style:family="text">
      <style:text-properties officeooo:rsid="0000b487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ca047" fo:background-color="#ffff00" loext:char-shading-value="0"/>
    </style:style>
    <style:style style:name="T7" style:family="text">
      <style:text-properties officeooo:rsid="000ca5cf" fo:background-color="#ffff00" loext:char-shading-value="0"/>
    </style:style>
    <style:style style:name="T8" style:family="text">
      <style:text-properties style:font-name="Helvetica1"/>
    </style:style>
    <style:style style:name="T9" style:family="text">
      <style:text-properties style:font-name="Helvetica1" officeooo:rsid="00028ffb"/>
    </style:style>
    <style:style style:name="T10" style:family="text">
      <style:text-properties style:font-name="Helvetica1" officeooo:rsid="00045006"/>
    </style:style>
    <style:style style:name="T11" style:family="text">
      <style:text-properties style:font-name="Helvetica1" officeooo:rsid="000648f8"/>
    </style:style>
    <style:style style:name="T12" style:family="text">
      <style:text-properties style:font-name="Helvetica1" officeooo:rsid="000ca047"/>
    </style:style>
    <style:style style:name="T13" style:family="text">
      <style:text-properties fo:color="#158466" loext:opacity="100%"/>
    </style:style>
    <style:style style:name="T14" style:family="text">
      <style:text-properties officeooo:rsid="00045006"/>
    </style:style>
    <style:style style:name="T15" style:family="text">
      <style:text-properties officeooo:rsid="00054742"/>
    </style:style>
    <style:style style:name="T16" style:family="text">
      <style:text-properties officeooo:rsid="00061d62"/>
    </style:style>
    <style:style style:name="T17" style:family="text">
      <style:text-properties officeooo:rsid="000648f8"/>
    </style:style>
    <style:style style:name="T18" style:family="text">
      <style:text-properties officeooo:rsid="0007362f"/>
    </style:style>
    <style:style style:name="T19" style:family="text">
      <style:text-properties officeooo:rsid="000a1c84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0ab9bc"/>
    </style:style>
    <style:style style:name="T22" style:family="text">
      <style:text-properties officeooo:rsid="000ca047"/>
    </style:style>
    <style:style style:name="T23" style:family="text">
      <style:text-properties officeooo:rsid="000ca5cf"/>
    </style:style>
    <style:style style:name="T24" style:family="text">
      <style:text-properties officeooo:rsid="000cc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IAS DE USUARIOS</text:p>
      <text:p text:style-name="P1"/>
      <text:p text:style-name="P4">ID: <text:span text:style-name="T3">MANEJAR AGENDA</text:span></text:p>
      <text:p text:style-name="P5"/>
      <text:p text:style-name="P5"><text:span text:style-name="T16">TITULO DE </text:span><text:span text:style-name="T1">EPICA: </text:span><text:span text:style-name="T3">Como gerente quiero una aplicación móvil para poder manejar la agenda de la empresa.</text:span></text:p>
      <text:p text:style-name="P10"/>
      <text:p text:style-name="P16">HU</text:p>
      <text:p text:style-name="P16"/>
      <text:p text:style-name="P15">id : <text:span text:style-name="T22">Dar de Alta un mueble</text:span></text:p>
      <text:p text:style-name="P17">T<text:span text:style-name="T22">itulo</text:span>: Como <text:span text:style-name="T22">encargado</text:span> quiero <text:s/>dar de alta los diferentes mobiliarios para que los usuario puedan hacer sus reservas de alquiler.</text:p>
      <text:p text:style-name="P8"/>
      <text:p text:style-name="P12">REGLAS DE NEGOCIO: </text:p>
      <text:p text:style-name="P29"/>
      <text:p text:style-name="P20">-<text:span text:style-name="T22">El encargado debe estar autenticado</text:span></text:p>
      <text:p text:style-name="P8">-<text:span text:style-name="T1">No pueden existir códigos repetidos</text:span></text:p>
      <text:p text:style-name="P8"/>
      <text:p text:style-name="P37"><text:span text:style-name="T5">Criterios de Aceptación (</text:span><text:span text:style-name="T6">Dar de Alta un mueble</text:span><text:span text:style-name="T5">):</text:span></text:p>
      <text:p text:style-name="P22">Escenario 1: <text:span text:style-name="T1">ALTA EXITOSA </text:span></text:p>
      <text:p text:style-name="P22"><text:span text:style-name="T13">Dado</text:span> <text:span text:style-name="T1">que </text:span><text:span text:style-name="T21">el </text:span><text:span text:style-name="T22">encargado</text:span><text:span text:style-name="T21"> estaba </text:span><text:span text:style-name="T22">autenticado</text:span><text:span text:style-name="T21"> y</text:span><text:span text:style-name="T1"> cargo el </text:span><text:span text:style-name="T9">código de inventario N.º 207 </text:span><text:span text:style-name="T12">que</text:span><text:span text:style-name="T9"> no se encontraba. </text:span></text:p>
      <text:p text:style-name="P22"><text:span text:style-name="T13">Cuando</text:span> <text:span text:style-name="T1">se </text:span><text:span text:style-name="T22">el encargado cargo </text:span><text:span text:style-name="T1">el </text:span><text:span text:style-name="T9">código de inventario N.º 207, el tipo de mueble </text:span><text:span text:style-name="T10">Sillón</text:span><text:span text:style-name="T9">, fecha de creación 20/03/2023, fecha de último mantenimiento 10/04/2025, estado LIBRE y el precio de alquiler $</text:span><text:span text:style-name="T10">15.300</text:span><text:span text:style-name="T9"> y presion</text:span><text:span text:style-name="T12">o</text:span><text:span text:style-name="T9"> </text:span><text:span text:style-name="T12">el botón de </text:span><text:span text:style-name="T9">“ALTA DE</text:span><text:span text:style-name="T10">L</text:span><text:span text:style-name="T9"> MUEBLE”</text:span></text:p>
      <text:p text:style-name="P22"><text:span text:style-name="T13">Entonces</text:span> <text:span text:style-name="T1">El siste</text:span><text:span text:style-name="T14">ma dará de alta el mueble, </text:span><text:span text:style-name="T21">informara que ha sido dado de alta </text:span><text:span text:style-name="T14">y estará disponible para la reserva.</text:span></text:p>
      <text:p text:style-name="P22"/>
      <text:p text:style-name="P22">Escenario <text:span text:style-name="T18">2</text:span>: <text:span text:style-name="T1">ALTA </text:span><text:span text:style-name="T17">NO EXITOSA </text:span><text:span text:style-name="T19">POR CODIGO REPETIDO</text:span></text:p>
      <text:p text:style-name="P22"><text:span text:style-name="T13">Dado</text:span> <text:span text:style-name="T1">que se cargo el </text:span><text:span text:style-name="T9">código de inventario N.º 207 </text:span><text:span text:style-name="T12">y </text:span><text:span text:style-name="T9">y</text:span><text:span text:style-name="T11">a</text:span><text:span text:style-name="T9"> se encontraba. </text:span></text:p>
      <text:p text:style-name="P22"><text:span text:style-name="T13">Cuando</text:span> <text:span text:style-name="T1">se cargo el </text:span><text:span text:style-name="T9">código de inventario N.º 207, el tipo de mueble </text:span><text:span text:style-name="T10">Sillón</text:span><text:span text:style-name="T9">, fecha de creación 20/03/2023, fecha de último mantenimiento 10/04/2025, estado LIBRE y el precio de alquiler $</text:span><text:span text:style-name="T10">15.300</text:span><text:span text:style-name="T9"> y presiona la “ALTA DE</text:span><text:span text:style-name="T10">L</text:span><text:span text:style-name="T9"> MUEBLE”</text:span></text:p>
      <text:p text:style-name="P22"><text:span text:style-name="T13">Entonces</text:span> <text:span text:style-name="T1">El siste</text:span><text:span text:style-name="T14">ma </text:span><text:span text:style-name="T17">No </text:span><text:span text:style-name="T21">ejecutara el alta e informara “CODIGO DE MUEBLE YA EXISTE”</text:span></text:p>
      <text:p text:style-name="P10"/>
      <text:p text:style-name="P14">id:<text:span text:style-name="T23">R</text:span>eservar mueble</text:p>
      <text:p text:style-name="P17">T<text:span text:style-name="T22">itulo</text:span>: Como <text:span text:style-name="T19">usuario</text:span> quiero <text:span text:style-name="T22">poder </text:span>reser<text:span text:style-name="T22">var</text:span> muebles para <text:span text:style-name="T19"><text:s/>usarlo</text:span><text:span text:style-name="T22">s</text:span><text:span text:style-name="T19"> en mi evento</text:span></text:p>
      <text:p text:style-name="P11"/>
      <text:p text:style-name="P9"><text:span text:style-name="T4">REGLAS DE NEGOCIO: </text:span><text:span text:style-name="T2"><text:s text:c="2"/></text:span></text:p>
      <text:p text:style-name="P7">-<text:span text:style-name="T1">Una reserva tiene que tener mínimo 3 muebles.</text:span></text:p>
      <text:p text:style-name="P28"><text:span text:style-name="T20"/></text:p>
      <text:p text:style-name="P3">-Para realizar una reserva se debe abonar el 20% del total del alquiler. </text:p>
      <text:p text:style-name="P30">-El pago de la reserva se realiza únicamente con tarjeta de crédito validando número de tarjeta y fondos a través de un servicio del banco</text:p>
      <text:p text:style-name="P38"><text:span text:style-name="T5">Criterios de Aceptación (</text:span><text:span text:style-name="T7">Reservar mueble</text:span><text:span text:style-name="T5">):</text:span></text:p>
      <text:p text:style-name="P25">Escenario <text:span text:style-name="T18">3</text:span>: <text:span text:style-name="T14">RESERVA EXITOSA</text:span>.</text:p>
      <text:p text:style-name="P25"><text:span text:style-name="T13">Dado</text:span> <text:span text:style-name="T19">un usuario </text:span><text:span text:style-name="T14">que </text:span><text:span text:style-name="T24">cargo</text:span><text:span text:style-name="T14"> 3 muebles </text:span><text:span text:style-name="T24">acepto pagar un 20% para hacer la reserva </text:span><text:span text:style-name="T14">y </text:span><text:span text:style-name="T24">reunió </text:span><text:span text:style-name="T14">las condiciones de pago son exitosas,</text:span></text:p>
      <text:p text:style-name="P25"><text:span text:style-name="T13">Cuando</text:span> <text:span text:style-name="T14">se </text:span><text:span text:style-name="T19">selecciono la fecha <text:s/></text:span><text:span text:style-name="T14">21/09/2025</text:span><text:span text:style-name="T8">, lugar del evento “</text:span><text:span text:style-name="T10">La casa de Fiestas” </text:span><text:span text:style-name="T8">, cantidad de <text:s/>días </text:span><text:span text:style-name="T10">en 1 día </text:span><text:span text:style-name="T8">y mobiliario junto a su cantidad: <text:s/></text:span><text:span text:style-name="T10">3 sillas, 1 mesa y 1 sillón.</text:span></text:p>
      <text:p text:style-name="P25"><text:span text:style-name="T13">Entonces</text:span> <text:span text:style-name="T14">el sistema </text:span><text:span text:style-name="T15">redirecciona al pago por tarjeta <text:s/>de mínimo un 20% del total de la reserva, espera respuesta y reserva los muebles y genera un numero de reserva. </text:span></text:p>
      <text:p text:style-name="P25"/>
      <text:p text:style-name="P25">Escenario <text:span text:style-name="T18">4</text:span>: <text:span text:style-name="T14">RESERVA </text:span><text:span text:style-name="T18">NO</text:span><text:span text:style-name="T14"> EXITOSA </text:span><text:span text:style-name="T18">POR FALLO EN EL PAGO</text:span>.</text:p>
      <text:p text:style-name="P25"><text:span text:style-name="T13">Dado</text:span> <text:span text:style-name="T14">que </text:span><text:span text:style-name="T19">el usuario</text:span><text:span text:style-name="T14"> carg</text:span><text:span text:style-name="T19">o</text:span><text:span text:style-name="T14"> </text:span><text:span text:style-name="T19">4</text:span><text:span text:style-name="T14"> muebles y las condiciones de pago </text:span><text:span text:style-name="T18">no </text:span><text:span text:style-name="T14">son exitosas</text:span>, </text:p>
      <text:p text:style-name="P25"><text:span text:style-name="T13">Cuando</text:span> <text:span text:style-name="T14">se fijo la fecha 21/09/2025</text:span><text:span text:style-name="T8">, lugar del evento “</text:span><text:span text:style-name="T10">La casa de Fiestas” </text:span><text:span text:style-name="T8">, cantidad de <text:s/>días </text:span><text:span text:style-name="T10">en 1 día </text:span><text:span text:style-name="T8">y mobiliario junto a su cantidad: <text:s/></text:span><text:span text:style-name="T10">3 sillas, 1 mesa y 1 sillón.</text:span></text:p>
      <text:p text:style-name="P25"><text:soft-page-break/><text:span text:style-name="T13">Entonces</text:span> <text:span text:style-name="T14">el sistema </text:span><text:span text:style-name="T15">redirecciona al pago por tarjeta <text:s/>de mínimo un 20% del total de la reserva, espera respuesta y </text:span><text:span text:style-name="T18">ve que no se puede hacer la </text:span><text:span text:style-name="T15">reserva los muebles y </text:span><text:span text:style-name="T18">NO </text:span><text:span text:style-name="T15">genera un numero de reserva. <text:s/></text:span></text:p>
      <text:p text:style-name="P32"/>
      <text:p text:style-name="P32">Id: Pagar con Tarjeta</text:p>
      <text:p text:style-name="P3">Título: Como <text:span text:style-name="T21">usuario</text:span> quiero pagar con tarjeta para <text:span text:style-name="T21">reservar un muble.</text:span></text:p>
      <text:p text:style-name="P3">Reglas de Negocio:</text:p>
      <text:p text:style-name="P3">- Sólo se aceptan números correspondientes a tarjetas de</text:p>
      <text:p text:style-name="P34">crédito</text:p>
      <text:p text:style-name="P36">Criterios de Aceptación (Pagar con Tarjeta):</text:p>
      <text:p text:style-name="P3">Escenario 1: Pago exitoso</text:p>
      <text:p text:style-name="P3"><text:span text:style-name="T13">Dada</text:span> la conexión con el servidor del banco exitosa, el número 1234 correspondiente a</text:p>
      <text:p text:style-name="P34">una tarjeta de crédito y la tarjeta con fondos suficientes para el pago</text:p>
      <text:p text:style-name="P34"><text:span text:style-name="T13">cuando</text:span> la persona ingresa el número de tarjeta 1234 y presiona “Pagar”</text:p>
      <text:p text:style-name="P3"><text:span text:style-name="T13">entonces</text:span> el sistema registra el pago y retorna un resultado de éxito.</text:p>
      <text:p text:style-name="P35">Escenario 2: Pago fallido por número de tarjeta de crédito inexistente</text:p>
      <text:p text:style-name="P3"><text:span text:style-name="T13">Dado</text:span> la conexión con el servidor del banco exitosa y el número 3456 no</text:p>
      <text:p text:style-name="P3">corresponde a un número de tarjeta de crédito,</text:p>
      <text:p text:style-name="P3"><text:span text:style-name="T13">cuando</text:span> el matriculado o la persona ingresa el número de tarjeta 3456 y presiona “Pagar”</text:p>
      <text:p text:style-name="P3"><text:span text:style-name="T13">entonces</text:span> el sistema retorna un error por número de tarjeta inexistente.</text:p>
      <text:p text:style-name="P35">Escenario 3: Pago fallido por fondos insuficientes de tarjeta de crédito</text:p>
      <text:p text:style-name="P3"><text:span text:style-name="T13">Dada</text:span> la conexión con el servidor del banco exitosa, el número de tarjeta 2134</text:p>
      <text:p text:style-name="P3">correspondiente a una tarjeta de crédito y sin fondos suficientes para el pago que se solicita hacer</text:p>
      <text:p text:style-name="P3"><text:span text:style-name="T13">cuando</text:span> el matriculado o la persona ingresa el número de tarjeta 2134 y presiona “Pagar”</text:p>
      <text:p text:style-name="P3"><text:span text:style-name="T13">entonces</text:span> el sistema retorna un error por fondos insuficientes.</text:p>
      <text:p text:style-name="P35">Escenario 4: Pago fallido por fallo en la conexión con el servidor externo del banco</text:p>
      <text:p text:style-name="P3"><text:span text:style-name="T13">Dada</text:span> la conexión con el servidor del banco fallida</text:p>
      <text:p text:style-name="P3"><text:span text:style-name="T13">cuando</text:span> el matriculado o la persona ingresa un número de tarjeta y presiona “Pagar”</text:p>
      <text:p text:style-name="P3"><text:span text:style-name="T13">entonces</text:span> el sistema retorna un error por conexión no establecida.</text:p>
      <text:p text:style-name="P31"/>
      <text:p text:style-name="P27"/>
      <text:p text:style-name="P4"/>
      <text:p text:style-name="P4"/>
      <text:p text:style-name="P4"/>
      <text:p text:style-name="P6"/>
      <text:p text:style-name="P6"/>
      <text:p text:style-name="P4"/>
      <text:p text:style-name="P4"><text:span text:style-name="T15"><text:s/></text:span></text:p>
      <text:p text:style-name="P4"/>
      <text:p text:style-name="P26"><text:soft-page-break/></text:p>
      <text:p text:style-name="P4"/>
      <text:p text:style-name="P4">. . . .</text:p>
      <text:p text:style-name="P4">Escenario N: título del criterio.</text:p>
      <text:p text:style-name="P4">Dado &lt;un contexto inicial&gt;, Cuando &lt; ocurre un evento&gt;,</text:p>
      <text:p text:style-name="P7">Entonces &lt;garantiza uno o más resultados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8-29T16:11:02.767992994</dc:date>
    <meta:editing-duration>PT3H8M14S</meta:editing-duration>
    <meta:editing-cycles>15</meta:editing-cycles>
    <meta:generator>LibreOffice/7.4.2.3$MacOSX_AARCH64 LibreOffice_project/382eef1f22670f7f4118c8c2dd222ec7ad009daf</meta:generator>
    <meta:document-statistic meta:table-count="0" meta:image-count="0" meta:object-count="0" meta:page-count="3" meta:paragraph-count="63" meta:word-count="767" meta:character-count="4444" meta:non-whitespace-character-count="3717"/>
  </office:meta>
</office:document-meta>
</file>